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auto-grow-height="false" fo:min-height="0.749cm" fo:min-width="0.499cm" fo:wrap-option="no-wrap"/>
    </style:style>
    <style:style style:name="gr3" style:family="graphic" style:parent-style-name="standard">
      <style:graphic-properties svg:stroke-color="#2c001e" draw:fill="solid" draw:fill-color="#999999" draw:auto-grow-height="false" fo:min-height="0.749cm" fo:min-width="0.499cm" fo:wrap-option="no-wrap" draw:shadow="hidden"/>
    </style:style>
    <style:style style:name="gr4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svg:stroke-color="#2c001e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579d1c" draw:auto-grow-height="false" fo:min-height="0.749cm" fo:min-width="0.499cm" fo:wrap-option="no-wrap"/>
    </style:style>
    <style:style style:name="gr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ff3333" draw:marker-end="Arrow" draw:marker-end-width="0.3cm" draw:fill="none" draw:fill-color="#ffd32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5.08cm" svg:height="2.159cm" svg:x="9.509cm" svg:y="13.7cm"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4.445cm" svg:height="1.905cm" svg:x="-1.286cm" svg:y="13.954cm">
          <text:p text:style-name="P1">Data</text:p>
          <text:p text:style-name="P1">T-mobile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xml:id="id11" draw:id="id11" draw:layer="layout" svg:width="29.21cm" svg:height="6.35cm" svg:x="-3.572cm" svg:y="11.033cm">
          <text:p>PosgreSQL databáz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0.32cm" svg:height="4.445cm" svg:x="4.302cm" svg:y="12.43cm">
          <text:p>Pracovní schéma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433.46711948132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xml:id="id21" draw:id="id21" draw:layer="layout" svg:width="32.385cm" svg:height="8.636cm" svg:x="-4.207cm" svg:y="-4.334cm">
          <text:p>r.mwprecip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5.2866242038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xml:id="id1" draw:id="id1" draw:layer="layout" svg:width="2.921cm" svg:height="2.54cm" svg:x="0.365cm" svg:y="1cm">
          <text:p text:style-name="P1">Výpočet</text:p>
          <text:p text:style-name="P1">srážek</text:p>
          <draw:enhanced-geometry svg:viewBox="0 0 21600 21600" draw:type="rectangle" draw:enhanced-path="M 0 0 L 21600 0 21600 21600 0 21600 0 0 Z N"/>
        </draw:custom-shape>
        <draw:custom-shape draw:style-name="gr2" xml:id="id17" draw:id="id17" draw:layer="layout" svg:width="5.207cm" svg:height="3.81cm" svg:x="-1.667cm" svg:y="12.684cm">
          <text:p>Schéma public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94.8921679909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xml:id="id3" draw:id="id3" draw:layer="layout" svg:width="4.699cm" svg:height="2.159cm" svg:x="4.937cm" svg:y="13.954cm">
          <text:p text:style-name="P1">Intenzity</text:p>
          <text:p text:style-name="P1">srážky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8cm" svg:height="2.159cm" svg:x="9.001cm" svg:y="13.954cm">
          <text:p text:style-name="P1">Čas. okna </text:p>
          <text:p text:style-name="P1">MV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0.365cm" svg:y1="2.27cm" svg:x2="0.365cm" svg:y2="2.27cm" draw:start-shape="id1" draw:start-glue-point="3" draw:end-shape="id1" draw:end-glue-point="3" svg:d="m365 2270v0" svg:viewBox="0 0 1 1">
          <text:p/>
        </draw:connector>
        <draw:connector draw:style-name="gr6" draw:text-style-name="P1" draw:layer="layout" svg:x1="1.825cm" svg:y1="3.54cm" svg:x2="0.937cm" svg:y2="13.954cm" draw:start-shape="id1" draw:start-glue-point="2" draw:end-shape="id2" draw:end-glue-point="5" svg:d="m1825 3540v5207h-888v5207" svg:viewBox="0 0 889 10415">
          <text:p/>
        </draw:connector>
        <draw:connector draw:style-name="gr6" draw:text-style-name="P1" draw:layer="layout" draw:line-skew="0cm -0.769cm" svg:x1="7.874cm" svg:y1="13.954cm" svg:x2="7.096cm" svg:y2="-0.588cm" draw:start-shape="id3" draw:start-glue-point="4" draw:end-shape="id4" draw:end-glue-point="3" svg:d="m7874 13954v-6922h-2048v-7620h1270" svg:viewBox="0 0 2049 14543">
          <text:p/>
        </draw:connector>
        <draw:custom-shape draw:style-name="gr3" xml:id="id22" draw:id="id22" draw:layer="layout" svg:width="7.747cm" svg:height="4.191cm" svg:x="6.334cm" svg:y="-2.937cm">
          <text:p>Generování čas. oke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xml:id="id4" draw:id="id4" draw:layer="layout" svg:width="2.032cm" svg:height="1.397cm" svg:x="7.096cm" svg:y="-1.286cm">
          <text:p text:style-name="P1">MV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.683cm" svg:height="1.397cm" svg:x="9.636cm" svg:y="-1.286cm">
          <text:p text:style-name="P1">Srážkoměry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794cm" svg:height="2.159cm" svg:x="6.969cm" svg:y="-7.382cm">
          <text:p text:style-name="P1">Srážkové</text:p>
          <text:p text:style-name="P1">řad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draw:line-skew="-1.968cm" svg:x1="11.477cm" svg:y1="0.111cm" svg:x2="16.685cm" svg:y2="13.7cm" draw:start-shape="id5" draw:start-glue-point="2" draw:end-shape="id6" draw:end-glue-point="5" svg:d="m11477 111v4826h5208v8763" svg:viewBox="0 0 5209 13590">
          <text:p/>
        </draw:connector>
        <draw:connector draw:style-name="gr6" draw:text-style-name="P1" draw:layer="layout" draw:line-skew="-0.825cm" svg:x1="8.366cm" svg:y1="-5.223cm" svg:x2="11.477cm" svg:y2="-1.286cm" draw:start-shape="id7" draw:start-glue-point="6" draw:end-shape="id5" svg:d="m8366-5223v1144h3111v2793" svg:viewBox="0 0 3112 3938">
          <text:p/>
        </draw:connector>
        <draw:custom-shape draw:style-name="gr1" draw:text-style-name="P1" xml:id="id6" draw:id="id6" draw:layer="layout" svg:width="5.207cm" svg:height="2.159cm" svg:x="14.081cm" svg:y="13.7cm"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line-skew="-0.507cm" svg:x1="8.112cm" svg:y1="0.111cm" svg:x2="12.049cm" svg:y2="13.7cm" draw:start-shape="id4" draw:end-shape="id8" draw:end-glue-point="5" svg:d="m8112 111v6287h3937v7302" svg:viewBox="0 0 3938 13590">
          <text:p/>
        </draw:connector>
        <draw:custom-shape draw:style-name="gr1" draw:text-style-name="P2" draw:layer="layout" svg:width="5.08cm" svg:height="2.159cm" svg:x="9.001cm" svg:y="13.955cm">
          <text:p text:style-name="P1">Čas. okna </text:p>
          <text:p text:style-name="P1">MV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207cm" svg:height="2.159cm" svg:x="13.573cm" svg:y="13.954cm">
          <text:p text:style-name="P1">Čas. okna</text:p>
          <text:p text:style-name="P1">srážkoměrů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line-skew="-4.571cm" svg:x1="17.336cm" svg:y1="13.7cm" svg:x2="18.208cm" svg:y2="0.746cm" draw:start-shape="id6" draw:start-glue-point="4" draw:end-shape="id9" draw:end-glue-point="2" svg:d="m17336 13700v-11049h872v-1905" svg:viewBox="0 0 873 12955">
          <text:p/>
        </draw:connector>
        <draw:custom-shape draw:style-name="gr4" draw:text-style-name="P1" xml:id="id10" draw:id="id10" draw:layer="layout" svg:width="2.921cm" svg:height="2.54cm" svg:x="-2.429cm" svg:y="-2.683cm">
          <text:p text:style-name="P1">Příprava</text:p>
          <text:p text:style-name="P1">db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-0.969cm" svg:y1="-0.143cm" svg:x2="-3.572cm" svg:y2="14.208cm" draw:start-shape="id10" draw:start-glue-point="2" draw:end-shape="id11" draw:end-glue-point="3" svg:d="m-969-143v5588h-3104v8763h501" svg:viewBox="0 0 3105 14352">
          <text:p/>
        </draw:connector>
        <draw:custom-shape draw:style-name="gr7" draw:layer="layout" svg:width="15.748cm" svg:height="4.572cm" svg:x="2.524cm" svg:y="23.225cm">
          <text:p>GRASS vysledná data <text:s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xml:id="id14" draw:id="id14" draw:layer="layout" svg:width="2.54cm" svg:height="2.54cm" svg:x="3.667cm" svg:y="24.495cm">
          <text:p text:style-name="P1">MV </text:p>
          <text:p text:style-name="P1">Rast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8" draw:id="id18" draw:layer="layout" svg:width="2.413cm" svg:height="2.54cm" svg:x="7.223cm" svg:y="24.495cm">
          <text:p text:style-name="P1"/>
          <text:p text:style-name="P1">MV</text:p>
          <text:p text:style-name="P1">lini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9" draw:id="id19" draw:layer="layout" svg:width="2.54cm" svg:height="2.54cm" svg:x="10.271cm" svg:y="24.495cm">
          <text:p text:style-name="P1"/>
          <text:p text:style-name="P1">MV</text:p>
          <text:p text:style-name="P1">body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15" draw:id="id15" draw:layer="layout" svg:width="10.414cm" svg:height="4.953cm" svg:x="15.351cm" svg:y="-2.937cm">
          <text:p>Interpolac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xml:id="id9" draw:id="id9" draw:layer="layout" svg:width="3.683cm" svg:height="2.159cm" svg:x="16.367cm" svg:y="-1.413cm">
          <text:p text:style-name="P1">Plošné</text:p>
          <text:p text:style-name="P1">interpol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2" draw:id="id12" draw:layer="layout" svg:width="3.683cm" svg:height="2.159cm" svg:x="20.812cm" svg:y="-1.413cm">
          <text:p text:style-name="P1">Nahrazení</text:p>
          <text:p text:style-name="P1">spojů</text:p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699cm" svg:height="2.159cm" svg:x="19.161cm" svg:y="13.954cm">
          <text:p text:style-name="P1">Body MV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draw:line-skew="-4.571cm" svg:x1="22.653cm" svg:y1="0.746cm" svg:x2="22.098cm" svg:y2="13.954cm" draw:start-shape="id12" draw:start-glue-point="2" draw:end-shape="id13" draw:end-glue-point="4" svg:d="m22653 746v2032h-555v11176" svg:viewBox="0 0 556 13209">
          <text:p/>
        </draw:connector>
        <draw:connector draw:style-name="gr9" draw:text-style-name="P1" draw:layer="layout" draw:line-skew="-3.873cm" svg:x1="21.511cm" svg:y1="13.954cm" svg:x2="18.208cm" svg:y2="0.746cm" draw:start-shape="id13" draw:start-glue-point="5" draw:end-shape="id9" svg:d="m21511 13954v-10478h-3303v-2730" svg:viewBox="0 0 3304 13209">
          <text:p/>
        </draw:connector>
        <draw:connector draw:style-name="gr9" draw:text-style-name="P1" draw:layer="layout" draw:line-skew="-11.563cm -19.819cm" svg:x1="18.208cm" svg:y1="-1.413cm" svg:x2="3.667cm" svg:y2="25.765cm" draw:start-shape="id9" draw:start-glue-point="0" draw:end-shape="id14" draw:end-glue-point="3" svg:d="m18208-1413v-12065h-34861v39243h20320" svg:viewBox="0 0 34862 39244">
          <text:p/>
        </draw:connector>
        <draw:connector draw:style-name="gr9" draw:text-style-name="P1" draw:layer="layout" draw:line-skew="5.722cm 5.469cm" svg:x1="0.381cm" svg:y1="15.859cm" svg:x2="24.495cm" svg:y2="-0.334cm" draw:start-shape="id2" draw:start-glue-point="7" draw:end-shape="id12" draw:end-glue-point="1" svg:d="m381 15859v6223h30083v-22416h-5969" svg:viewBox="0 0 30084 22417">
          <text:p/>
        </draw:connector>
        <draw:custom-shape draw:style-name="gr1" draw:text-style-name="P1" xml:id="id16" draw:id="id16" draw:layer="layout" svg:width="4.318cm" svg:height="2.159cm" svg:x="22.336cm" svg:y="-7.636cm">
          <text:p text:style-name="P1">Konfig. soubor</text:p>
          <text:p text:style-name="P1">pro TGRAS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" draw:text-style-name="P1" draw:layer="layout" svg:x1="20.558cm" svg:y1="-2.937cm" svg:x2="24.495cm" svg:y2="-5.477cm" draw:start-shape="id15" draw:start-glue-point="0" draw:end-shape="id16" draw:end-glue-point="6" svg:d="m20558-2937v-1270h3937v-1270" svg:viewBox="0 0 3938 2541">
          <text:p/>
        </draw:connector>
        <draw:connector draw:style-name="gr9" draw:text-style-name="P1" draw:layer="layout" draw:line-skew="-0.318cm" svg:x1="0.936cm" svg:y1="16.494cm" svg:x2="8.429cm" svg:y2="24.495cm" draw:start-shape="id17" draw:start-glue-point="2" draw:end-shape="id18" draw:end-glue-point="0" svg:d="m936 16494v3683h7493v4318" svg:viewBox="0 0 7494 8002">
          <text:p/>
        </draw:connector>
        <draw:connector draw:style-name="gr9" draw:text-style-name="P1" draw:layer="layout" svg:x1="23.273cm" svg:y1="15.034cm" svg:x2="11.541cm" svg:y2="24.495cm" draw:start-shape="id13" draw:start-glue-point="6" draw:end-shape="id19" draw:end-glue-point="0" svg:d="m23273 15034h1088v5270h-12820v4191" svg:viewBox="0 0 12821 9462">
          <text:p/>
        </draw:connector>
        <draw:custom-shape draw:style-name="gr10" draw:text-style-name="P1" xml:id="id20" draw:id="id20" draw:layer="layout" svg:width="4.064cm" svg:height="3.302cm" svg:x="-4.461cm" svg:y="-11.7cm">
          <text:p text:style-name="P1">Spuštění</text:p>
          <text:p text:style-name="P1">modu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-2.429cm" svg:y1="-8.398cm" svg:x2="-4.207cm" svg:y2="-0.016cm" draw:start-shape="id20" draw:start-glue-point="2" draw:end-shape="id21" draw:end-glue-point="3" svg:d="m-2429-8398v2033h-2280v6349h502" svg:viewBox="0 0 2281 8383">
          <text:p/>
        </draw:connector>
        <draw:connector draw:style-name="gr11" draw:text-style-name="P1" draw:layer="layout" svg:x1="0.492cm" svg:y1="-1.413cm" svg:x2="1.825cm" svg:y2="1cm" draw:start-shape="id10" draw:start-glue-point="1" draw:end-shape="id1" draw:end-glue-point="0" svg:d="m492-1413h1333v2413" svg:viewBox="0 0 1334 2414">
          <text:p/>
        </draw:connector>
        <draw:connector draw:style-name="gr11" draw:text-style-name="P1" draw:layer="layout" draw:line-skew="-0.253cm" svg:x1="3.286cm" svg:y1="2.27cm" svg:x2="6.334cm" svg:y2="-0.842cm" draw:start-shape="id1" draw:start-glue-point="1" draw:end-shape="id22" draw:end-glue-point="3" svg:d="m3286 2270h1270v-3112h1778" svg:viewBox="0 0 3049 3113">
          <text:p/>
        </draw:connector>
        <draw:connector draw:style-name="gr11" draw:text-style-name="P1" draw:layer="layout" svg:x1="14.081cm" svg:y1="-0.842cm" svg:x2="15.351cm" svg:y2="-0.461cm" draw:start-shape="id22" draw:start-glue-point="1" draw:end-shape="id15" draw:end-glue-point="3" svg:d="m14081-842h635v381h635" svg:viewBox="0 0 1271 382">
          <text:p/>
        </draw:connector>
        <draw:custom-shape draw:style-name="gr8" draw:text-style-name="P1" draw:layer="layout" svg:width="3.556cm" svg:height="2.54cm" svg:x="13.446cm" svg:y="24.495cm">
          <text:p text:style-name="P1"/>
          <text:p text:style-name="P1">Srážkoměry</text:p>
          <text:p text:style-name="P1">body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line-skew="-0.19cm" svg:x1="3.286cm" svg:y1="2.27cm" svg:x2="5.524cm" svg:y2="15.034cm" draw:start-shape="id1" draw:start-glue-point="1" draw:end-shape="id3" draw:end-glue-point="9" svg:d="m3286 2270h635v12764h1603" svg:viewBox="0 0 2239 12765">
          <text:p/>
        </draw:connector>
        <draw:connector draw:style-name="gr11" draw:text-style-name="P1" draw:layer="layout" draw:line-skew="1.518cm" svg:x1="-4.207cm" svg:y1="-0.016cm" svg:x2="-2.429cm" svg:y2="-1.413cm" draw:start-shape="id21" draw:start-glue-point="3" draw:end-shape="id10" draw:end-glue-point="3" svg:d="m-4207-16h1016v-1397h762" svg:viewBox="0 0 1779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09:13:19.724895814</meta:creation-date>
    <dc:date>2014-05-20T11:09:03.457631583</dc:date>
    <dc:creator>matt </dc:creator>
    <meta:editing-duration>PT39M32S</meta:editing-duration>
    <meta:editing-cycles>2</meta:editing-cycles>
    <meta:generator>LibreOffice/4.1.3.2$Linux_X86_64 LibreOffice_project/410m0$Build-2</meta:generator>
    <meta:document-statistic meta:object-count="49"/>
  </office:meta>
</office:document-meta>
</file>